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F4337A9B639EA7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 style:master-page-name="First_20_Page">
      <style:table-properties style:width="16.007cm" fo:margin-left="0cm" style:page-number="auto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98cm"/>
    </style:style>
    <style:style style:name="Odvolaci_5f_udaje.D" style:display-name="Odvolaci_udaje.D" style:family="table-column">
      <style:table-column-properties style:column-width="3.916cm"/>
    </style:style>
    <style:style style:name="Odvolaci_5f_udaje.1" style:display-name="Odvolaci_udaje.1" style:family="table-row">
      <style:table-row-properties style:min-row-height="0.397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Odvolaci_5f_udaje.2" style:display-name="Odvolaci_udaje.2" style:family="table-row">
      <style:table-row-properties style:min-row-height="0.496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tandard" style:master-page-name="">
      <style:paragraph-properties fo:margin-left="0cm" fo:margin-right="0cm" fo:line-height="105%" fo:text-align="end" style:justify-single-word="false" fo:orphans="2" fo:widows="2" fo:hyphenation-ladder-count="2" fo:text-indent="0cm" style:auto-text-indent="false" style:page-number="auto" style:shadow="none" style:writing-mode="lr-tb">
        <style:tab-stops/>
      </style:paragraph-properties>
      <style:text-properties fo:color="#333333" style:font-name="Arial" fo:font-size="11pt" fo:language="cs" fo:country="CZ" fo:font-weight="normal" officeooo:rsid="00050e1d" officeooo:paragraph-rsid="001c4dbb" fo:background-color="transparent" style:font-name-asian="Arial" style:font-size-asian="11pt" style:font-weight-asian="normal" style:font-name-complex="Arial" style:font-size-complex="11pt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05%" fo:text-align="end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color="#333333" style:font-name="Arial" fo:font-size="11pt" fo:language="cs" fo:country="CZ" fo:font-weight="normal" officeooo:rsid="00050e1d" officeooo:paragraph-rsid="001c4dbb" fo:background-color="transparent" style:font-name-asian="Arial" style:font-size-asian="11pt" style:font-weight-asian="normal" style:font-name-complex="Arial" style:font-size-complex="11pt" style:font-weight-complex="normal" fo:hyphenate="true" fo:hyphenation-remain-char-count="2" fo:hyphenation-push-char-count="2"/>
    </style:style>
    <style:style style:name="P7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333333" style:font-name="Liberation Sans3" fo:font-size="11pt" fo:language="cs" fo:country="CZ" fo:font-weight="normal" officeooo:rsid="001c4dbb" officeooo:paragraph-rsid="001c4dbb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10" style:family="paragraph" style:parent-style-name="Standard">
      <style:paragraph-properties fo:line-height="0.353cm"/>
      <style:text-properties style:font-name="Times New Roman" fo:font-size="12pt" officeooo:paragraph-rsid="001a54cd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423cm"/>
      <style:text-properties style:font-name="Times New Roman" fo:font-size="12pt" officeooo:paragraph-rsid="001a54cd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353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699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415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448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line-height="0.501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line-height="0.469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1pt" officeooo:paragraph-rsid="001e0fe4" style:font-name-asian="Arial" style:font-size-asian="11pt" style:font-name-complex="Arial" style:font-size-complex="11pt"/>
    </style:style>
    <style:style style:name="P19" style:family="paragraph" style:parent-style-name="Standard">
      <style:paragraph-properties style:line-height-at-least="0cm"/>
      <style:text-properties style:font-name="Arial" fo:font-size="11pt" officeooo:paragraph-rsid="001a54cd" style:font-name-asian="Arial" style:font-size-asian="11pt" style:font-name-complex="Arial" style:font-size-complex="11pt"/>
    </style:style>
    <style:style style:name="P20" style:family="paragraph" style:parent-style-name="Standard">
      <style:paragraph-properties style:line-height-at-least="0cm" fo:text-align="center" style:justify-single-word="false"/>
      <style:text-properties style:font-name="Arial" fo:font-size="16pt" fo:font-weight="bold" officeooo:paragraph-rsid="001a54cd" style:font-name-asian="Arial" style:font-size-asian="16pt" style:font-weight-asian="bold" style:font-name-complex="Arial" style:font-size-complex="16pt"/>
    </style:style>
    <style:style style:name="P21" style:family="paragraph" style:parent-style-name="Standard">
      <style:paragraph-properties fo:line-height="101%" fo:text-align="justify" style:justify-single-word="false"/>
      <style:text-properties fo:font-size="11pt" officeooo:paragraph-rsid="001a54cd" style:font-size-asian="11pt" style:font-size-complex="11pt"/>
    </style:style>
    <style:style style:name="P22" style:family="paragraph" style:parent-style-name="Standard">
      <style:paragraph-properties fo:margin-left="0.9cm" fo:margin-right="0cm" fo:line-height="96%" fo:text-align="justify" style:justify-single-word="false" fo:orphans="2" fo:widows="2" fo:hyphenation-ladder-count="2" fo:text-indent="0cm" style:auto-text-indent="false" style:shadow="none" style:writing-mode="lr-tb"/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3" style:family="paragraph" style:parent-style-name="Standard">
      <style:paragraph-properties fo:margin-left="0.9cm" fo:margin-right="0cm" style:line-height-at-least="0cm" fo:text-align="justify" style:justify-single-word="false" fo:orphans="2" fo:widows="2" fo:hyphenation-ladder-count="2" fo:text-indent="0cm" style:auto-text-indent="false" style:shadow="none" style:writing-mode="lr-tb"/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4" style:family="paragraph" style:parent-style-name="Standard">
      <style:paragraph-properties fo:margin-left="0.9cm" fo:margin-right="0cm" fo:line-height="0.004cm" fo:text-align="justify" style:justify-single-word="false" fo:orphans="2" fo:widows="2" fo:hyphenation-ladder-count="2" fo:text-indent="0cm" style:auto-text-indent="false" style:shadow="none" style:writing-mode="lr-tb"/>
      <style:text-properties style:font-name="Times New Roman" fo:font-size="11pt" officeooo:paragraph-rsid="001aed2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25" style:family="paragraph" style:parent-style-name="Standard">
      <style:paragraph-properties fo:margin-left="0.9cm" fo:margin-right="0cm" fo:line-height="0.002cm" fo:text-align="justify" style:justify-single-word="false" fo:orphans="2" fo:widows="2" fo:hyphenation-ladder-count="2" fo:text-indent="0cm" style:auto-text-indent="false" style:shadow="none" style:writing-mode="lr-tb"/>
      <style:text-properties style:font-name="Times New Roman" fo:font-size="11pt" officeooo:paragraph-rsid="001aed2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26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cm" style:auto-text-indent="false" style:page-number="auto" style:shadow="none" style:writing-mode="lr-tb"/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7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.9cm" style:auto-text-indent="false" style:page-number="auto" style:shadow="none" style:writing-mode="lr-tb"/>
      <style:text-properties fo:font-size="11pt" officeooo:paragraph-rsid="001aed2e" style:font-size-asian="11pt" style:font-size-complex="11pt" fo:hyphenate="true" fo:hyphenation-remain-char-count="2" fo:hyphenation-push-char-count="2"/>
    </style:style>
    <style:style style:name="P28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.9cm" style:auto-text-indent="false" style:page-number="auto" style:shadow="none" style:writing-mode="lr-tb"/>
      <style:text-properties fo:color="#333333" style:font-name="Arial" fo:font-size="11pt" officeooo:paragraph-rsid="001aed2e" style:font-name-asian="Arial" style:font-size-asian="11pt" style:font-name-complex="Arial" style:font-size-complex="11pt" fo:hyphenate="true" fo:hyphenation-remain-char-count="2" fo:hyphenation-push-char-count="2"/>
    </style:style>
    <style:style style:name="P29" style:family="paragraph" style:parent-style-name="Standard" style:master-page-name="">
      <style:paragraph-properties fo:margin-left="0.9cm" fo:margin-right="0cm" fo:line-height="96%" fo:text-align="justify" style:justify-single-word="false" fo:orphans="2" fo:widows="2" fo:hyphenation-ladder-count="2" fo:text-indent="0.9cm" style:auto-text-indent="false" style:page-number="auto" style:shadow="none" style:writing-mode="lr-tb">
        <style:tab-stops>
          <style:tab-stop style:position="1.27cm"/>
        </style:tab-stops>
      </style:paragraph-properties>
      <style:text-properties fo:color="#333333" style:font-name="Arial" fo:font-size="11pt" officeooo:paragraph-rsid="001aed2e" style:font-name-asian="Arial" style:font-size-asian="11pt" style:font-name-complex="Arial" style:font-size-complex="11pt" fo:hyphenate="true" fo:hyphenation-remain-char-count="2" fo:hyphenation-push-char-count="2"/>
    </style:style>
    <style:style style:name="P30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.9cm" style:auto-text-indent="false" style:page-number="auto" style:shadow="none" style:writing-mode="lr-tb"/>
      <style:text-properties fo:color="#333333" style:font-name="Arial" fo:font-size="11pt" officeooo:rsid="001e5cfa" officeooo:paragraph-rsid="001e5cfa" style:font-name-asian="Arial" style:font-size-asian="11pt" style:font-name-complex="Arial" style:font-size-complex="11pt" fo:hyphenate="true" fo:hyphenation-remain-char-count="2" fo:hyphenation-push-char-count="2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Standard">
      <style:paragraph-properties fo:margin-left="6.844cm" fo:margin-right="0cm" style:line-height-at-least="0cm" fo:text-indent="0cm" style:auto-text-indent="false"/>
      <style:text-properties style:font-name="Arial" fo:font-size="11pt" officeooo:paragraph-rsid="001a54cd" style:font-name-asian="Arial" style:font-size-asian="11pt" style:font-name-complex="Arial" style:font-size-complex="11pt"/>
    </style:style>
    <style:style style:name="P3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3" fo:font-size="10pt" fo:language="cs" fo:country="CZ" officeooo:rsid="001c4dbb" style:font-size-asian="10pt" style:font-name-complex="Arial" style:font-size-complex="10pt"/>
    </style:style>
    <style:style style:name="T7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8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fo:color="#333333" style:font-name="Arial" style:font-name-asian="Arial" style:font-name-complex="Arial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="Arial" officeooo:rsid="001c4dbb" style:font-name-asian="Arial" style:font-name-complex="Arial"/>
    </style:style>
    <style:style style:name="T12" style:family="text">
      <style:text-properties style:font-name="Arial" fo:font-size="11pt" style:font-name-asian="Arial" style:font-size-asian="11pt" style:font-name-complex="Arial" style:font-size-complex="11pt"/>
    </style:style>
    <style:style style:name="T13" style:family="text">
      <style:text-properties style:font-name="Arial" fo:font-size="11pt" officeooo:rsid="001f353d" style:font-name-asian="Arial" style:font-size-asian="11pt" style:font-name-complex="Arial" style:font-size-complex="11pt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fo:color="#545454" style:font-name="Arial" style:font-name-asian="Arial" style:font-name-complex="Arial"/>
    </style:style>
    <style:style style:name="T16" style:family="text">
      <style:text-properties officeooo:rsid="001aed2e"/>
    </style:style>
    <style:style style:name="T17" style:family="text">
      <style:text-properties officeooo:rsid="001c4dbb"/>
    </style:style>
    <style:style style:name="T18" style:family="text">
      <style:text-properties officeooo:rsid="001e0fe4"/>
    </style:style>
    <style:style style:name="T19" style:family="text">
      <style:text-properties officeooo:rsid="001e34f5"/>
    </style:style>
    <style:style style:name="T20" style:family="text">
      <style:text-properties officeooo:rsid="001e5cfa"/>
    </style:style>
    <style:style style:name="T21" style:family="text">
      <style:text-properties fo:font-weight="bold" style:font-weight-asian="bol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 table:style-name="Odvolaci_5f_udaje.1"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8">RP __/201<text:span text:style-name="T19">6</text:span></text:p>
          </table:table-cell>
        </table:table-row>
        <table:table-row table:style-name="Odvolaci_5f_udaje.2">
          <table:table-cell table:style-name="Odvolaci_5f_udaje.A1" office:value-type="string">
            <text:p text:style-name="P9"><text:variable-set text:name="Vas_dopis_zn" office:value-type="string">   </text:variable-set></text:p>
          </table:table-cell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</table:table-row>
        <table:table-row table:style-name="Odvolaci_5f_udaje.2"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9"><text:variable-set text:name="zde_dne" text:formula="ooow:0.0.2012" office:value-type="date" office:date-value="1899-12-30" style:data-style-name="N30"/></text:p>
          </table:table-cell>
          <table:table-cell table:style-name="Odvolaci_5f_udaje.A1" office:value-type="string">
            <text:p text:style-name="P9"/>
          </table:table-cell>
        </table:table-row>
      </table:table>
      <text:p text:style-name="P20">Pověření k jednání jménem Pirátů</text:p>
      <text:p text:style-name="P12"/>
      <text:p text:style-name="P13"/>
      <text:p text:style-name="P21"><text:span text:style-name="T10">Česká pirátská strana, zkratka Piráti, sídlem Praha </text:span><text:span text:style-name="T11">3</text:span><text:span text:style-name="T10">, </text:span><text:span text:style-name="T11">Řehořova 943/19</text:span><text:span text:style-name="T10">, IČO 71339698, datová schránka </text:span><text:span text:style-name="T14">b2i4r6j</text:span><text:span text:style-name="T10">, za kterou jedná jménem republikového předsednictva předseda PhDr. Ivan Bartoš, nar. 20.3.1980, trvalé bydliště U Botiče 1390/3, Praha 4,</text:span></text:p>
      <text:p text:style-name="P14"/>
      <text:p text:style-name="P32"><text:span text:style-name="T21">osvědčuje,</text:span></text:p>
      <text:p text:style-name="P31"><text:span text:style-name="T12">že předseda strany v souladu s čl. 10 odst. 6 a čl. 14 odst. 1 stanov Pirátů pověřil </text:span><text:span text:style-name="T13">následující </text:span><text:span text:style-name="T12">členy republikového předsednictva, </text:span><text:span text:style-name="T13">statutárního orgánu Pirátů</text:span><text:span text:style-name="T12">:</text:span></text:p>
      <text:p text:style-name="P15"/>
      <text:p text:style-name="P26">1. místopředseda</text:p>
      <text:p text:style-name="P24"/>
      <text:p text:style-name="P27"><text:span text:style-name="T9">Bc. Vojtěch Pikal, nar. 19. 2. 1987, Denisova 390/15, </text:span><text:span text:style-name="T15">779 00</text:span><text:span text:style-name="T9"> <text:s/>Olomouc</text:span></text:p>
      <text:p text:style-name="P22">2. místopředsed<text:span text:style-name="T16">a</text:span></text:p>
      <text:p text:style-name="P24"/>
      <text:p text:style-name="P28">Ing. <text:span text:style-name="T20">e</text:span>t Ing. Martin Šmída, nar. 11. 6. 1985, U sokolovny 144, 751 03 Majetín</text:p>
      <text:p text:style-name="P25"/>
      <text:p text:style-name="P23">3. místopředseda</text:p>
      <text:p text:style-name="P30">Mgr. et Mgr. Jakub Michálek, nar. 6. 2. 1989, Bořivojova 108, 130 00 Praha</text:p>
      <text:p text:style-name="P24"/>
      <text:p text:style-name="P23">4. místopředseda</text:p>
      <text:p text:style-name="P25"/>
      <text:p text:style-name="P29">PaedDr. Ivo Vašíček, nar. 5. 12. 1961, Bílovická 437, 696 15 Čejkovice</text:p>
      <text:p text:style-name="P16"/>
      <text:p text:style-name="P18">jednáním jménem Pirátů se všemi orgány veřejné moci. Toto pověření bylo uděleno bez omezení a zanikne u každého člena republikového předsednictva se zánikem jeho funkce, nejpozději však dne <text:span text:style-name="T17">2. dubna </text:span><text:s/>201<text:span text:style-name="T18">8</text:span>. Každý z členů republikového předsednictva je oprávněn jednat jménem republikového předsednictva samostatně a podepisovat všechny písemné úkony jménem České pirátské strany, jako bych tak činil já sám, a to včetně úkonů, které učiní jako oprávněné osoby prostřednictvím datové schránky.</text:p>
      <text:p text:style-name="P17"/>
      <text:p text:style-name="P19">V Praze dne <text:span text:style-name="T20">22. listopadu</text:span> 201<text:span text:style-name="T17">6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5">PhDr. Ivan Bartoš</text:p>
      <text:p text:style-name="P6"><text:s/>předseda Pirát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7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8" style:family="text">
      <style:text-properties style:font-name="Liberation Sans3" fo:font-size="10pt" fo:language="cs" fo:country="CZ" officeooo:rsid="001c4dbb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25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09cm" svg:y="-1.401cm"><draw:image xlink:href="Pictures/100002010000044A000001C7F4337A9B639EA78B.png" xlink:type="simple" xlink:show="embed" xlink:actuate="onLoad"><text:p/></draw:image></draw:frame></text:p>
      </style:header>
      <style:footer>
        <text:p text:style-name="MP4"><text:span text:style-name="MT3"><text:line-break/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</text:span><text:span text:style-name="MT4">7</text:span><text:span text:style-name="MT8">78 702 713</text:span><text:span text:style-name="MT3"> • </text:span><text:span text:style-name="MT7">Web</text:span><text:span text:style-name="MT3"> </text:span><text:a xlink:type="simple" xlink:href="http://www.pirati.cz/" text:style-name="Internet_20_link" text:visited-style-name="Visited_20_Internet_20_Link"><text:span text:style-name="MT3">http://www.pirati.cz</text:span></text:a><text:span text:style-name="MT3"> • E-mail </text:span><text:a xlink:type="simple" xlink:href="mailto:info@pirati.cz" text:style-name="Internet_20_link" text:visited-style-name="Visited_20_Internet_20_Link"><text:span text:style-name="MT3">info@pirati.cz</text:span></text:a><text:span text:style-name="MT3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12</meta:editing-cycles>
    <meta:editing-duration>PT2H53M4S</meta:editing-duration>
    <meta:generator>LibreOffice/5.0.3.2$Windows_x86 LibreOffice_project/e5f16313668ac592c1bfb310f4390624e3dbfb75</meta:generator>
    <dc:title>Pirátský dopis</dc:title>
    <meta:initial-creator>Jakub Michálek</meta:initial-creator>
    <dc:date>2017-05-17T18:43:16.700000000</dc:date>
    <meta:document-statistic meta:table-count="1" meta:image-count="0" meta:object-count="0" meta:page-count="1" meta:paragraph-count="22" meta:word-count="243" meta:character-count="1587" meta:non-whitespace-character-count="1355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../../Stažené/Sablona_dopis.ott" meta:date="2013-07-05T23:33:53"/>
  </office:meta>
</office:document-meta>
</file>